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</style:style>
    <style:style style:name="T2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es" style:country-asian="ES"/>
    </style:style>
    <style:style style:name="T3" style:parent-style-name="Tipodeletrapredefinidodoparágrafo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ES"/>
    </style:style>
    <style:style style:name="P4" style:parent-style-name="Normal" style:family="paragraph">
      <style:paragraph-properties fo:margin-top="0.0416in" fo:margin-bottom="0.0694in" fo:line-height="100%" fo:background-color="#FFFFFF"/>
    </style:style>
    <style:style style:name="T5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es" style:country-asian="ES"/>
    </style:style>
    <style:style style:name="T6" style:parent-style-name="Tipodeletrapredefinidodoparágrafo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ES"/>
    </style:style>
    <style:style style:name="P7" style:parent-style-name="Normal" style:family="paragraph">
      <style:paragraph-properties fo:margin-top="0.0416in" fo:margin-bottom="0.0694in" fo:line-height="100%" fo:background-color="#FFFFFF"/>
    </style:style>
    <style:style style:name="T8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es" style:country-asian="ES"/>
    </style:style>
    <style:style style:name="T9" style:parent-style-name="Tipodeletrapredefinidodoparágrafo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ES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T11" style:parent-style-name="Tipodeletrapredefinidodoparágrafo" style:family="text">
      <style:text-properties style:font-name="Segoe UI" style:font-name-asian="Times New Roman" style:font-name-complex="Segoe UI" fo:font-weight="bold" style:font-weight-asian="bold" style:font-weight-complex="bold" fo:color="#24292E" fo:font-size="12pt" style:font-size-asian="12pt" style:font-size-complex="12pt" style:language-asian="es" style:country-asian="ES"/>
    </style:style>
    <style:style style:name="T12" style:parent-style-name="Tipodeletrapredefinidodoparágrafo" style:family="text">
      <style:text-properties style:font-name="Segoe UI" style:font-name-asian="Times New Roman" style:font-name-complex="Segoe UI" fo:color="#24292E" fo:font-size="12pt" style:font-size-asian="12pt" style:font-size-complex="12pt" style:language-asian="es" style:country-asian="ES"/>
    </style:style>
    <style:style style:name="P13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es" style:country-asian="ES"/>
    </style:style>
    <style:style style:name="P14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es" style:country-asian="ES"/>
    </style:style>
    <style:style style:name="P15" style:parent-style-name="Normal" style:family="paragraph">
      <style:text-properties style:font-name="Segoe UI" style:font-name-asian="Times New Roman" style:font-name-complex="Segoe UI" fo:font-weight="bold" style:font-weight-asian="bold" style:font-weight-complex="bold" fo:color="#24292E" fo:font-size="15pt" style:font-size-asian="15pt" style:font-size-complex="15pt" style:language-asian="es" style:country-asian="ES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M</text:span><text:span text:style-name="T3">ongoDB : Document database – used by your back-end application to store its data as JSON (JavaScript Object Notation) documents</text:span></text:p>
        </text:list-item>
        <text:list-item>
          <text:p text:style-name="P4"><text:span text:style-name="T5">E</text:span><text:span text:style-name="T6">xpress (sometimes referred to as Express.js): Back-end web application framework running on top of Node.js</text:span></text:p>
        </text:list-item>
        <text:list-item>
          <text:p text:style-name="P7"><text:span text:style-name="T8">A</text:span><text:span text:style-name="T9">ngular (formerly Angular.js): Front-end web app framework; runs your JavaScript code in the user's browser, allowing your application UI to be dynamic</text:span></text:p>
        </text:list-item>
        <text:list-item>
          <text:p text:style-name="P10"><text:span text:style-name="T11">N</text:span><text:span text:style-name="T12">ode.js : JavaScript runtime environment – lets you implement your application back-end in JavaScript</text:span></text:p>
        </text:list-item>
      </text:list>
      <text:p text:style-name="P13"/>
      <text:p text:style-name="P14"/>
      <text:p text:style-name="P15">Start</text:p>
      <text:p text:style-name="Normal">index.html is the main file and where you can see everything working, then you need node.js installed, npm / yarn and mongodb the account is the one proposed by the company.</text:p>
      <text:p text:style-name="Normal"/>
      <text:p text:style-name="Normal">then in "Terminal" enter</text:p>
      <text:p text:style-name="Normal">cd means</text:p>
      <text:p text:style-name="Normal">cp .env.index .env</text:p>
      <text:p text:style-name="Normal">yarn</text:p>
      <text:p text:style-name="Normal">yarn star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Hiperligação" style:display-name="Hiperligação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ra Kort</meta:initial-creator>
    <dc:creator>Laura Kort</dc:creator>
    <meta:creation-date>2020-08-27T20:49:00Z</meta:creation-date>
    <dc:date>2020-08-27T20:57:00Z</dc:date>
    <meta:template xlink:href="Normal" xlink:type="simple"/>
    <meta:editing-cycles>1</meta:editing-cycles>
    <meta:editing-duration>PT480S</meta:editing-duration>
    <meta:document-statistic meta:page-count="1" meta:paragraph-count="1" meta:word-count="114" meta:character-count="742" meta:row-count="5" meta:non-whitespace-character-count="629"/>
  </office:meta>
</office:document-meta>
</file>